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2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loext:graphic-properties draw:fill-color="#bee3d3"/>
      <style:paragraph-properties fo:text-align="center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Lucida Sans" fo:text-shadow="1pt 1pt" fo:font-weight="bold" style:font-weight-asian="bold" style:font-weight-complex="bold"/>
    </style:style>
    <style:style style:name="T6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7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5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6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8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4.255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4">https://github.com/MartyRizey/S04-E04_atelier-oBlog_Rev-Templator/tree/7b7755417dc69fdd9b12cd1f4da3efbfec487d72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5">index.php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5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6">require __DIR__.'/vendor/autoload.php';</text:span></text:p><text:p text:style-name="P4"><text:span text:style-name="T6"/></text:p><text:p text:style-name="P4"><text:span text:style-name="T6">require __DIR__.'/inc/classes/Article.php';</text:span></text:p><text:p text:style-name="P4"><text:span text:style-name="T6">require __DIR__.'/inc/classes/Templator.php';</text:span></text:p><text:p text:style-name="P4"><text:span text:style-name="T6"/></text:p><text:p text:style-name="P4"><text:span text:style-name="T6">require __DIR__.'/inc/data.php';</text:span></text:p><text:p text:style-name="P4"><text:span text:style-name="T6"/></text:p><text:p text:style-name="P4"><text:span text:style-name="T6">$oTemplator = </text:span><text:span text:style-name="T7">new</text:span><text:span text:style-name="T6"> </text:span><text:span text:style-name="T8">Templator(</text:span><text:span text:style-name="T9">__DIR__.'/inc/views'</text:span><text:span text:style-name="T8">)</text:span><text:span text:style-name="T6">;</text:span></text:p><text:p text:style-name="P4"><text:span text:style-name="T6"/></text:p><text:p text:style-name="P4"><text:span text:style-name="T6">$oTemplator-&gt;setVar('articles', $articlesList);</text:span></text:p><text:p text:style-name="P4"><text:span text:style-name="T6">$oTemplator-&gt;setVar('categories', $categoriesList);</text:span></text:p><text:p text:style-name="P4"><text:span text:style-name="T6">$oTemplator-&gt;setVar('authors', $authorsList);</text:span></text:p><text:p text:style-name="P4"><text:span text:style-name="T6"/></text:p><text:p text:style-name="P4"><text:span text:style-name="T6">$oTemplator-&gt;display('home');</text:span></text:p></draw:text-box></draw:frame><draw:custom-shape text:anchor-type="paragraph" draw:z-index="2" draw:name="Forme1" draw:style-name="gr3" draw:text-style-name="P7" svg:width="9.071cm" svg:height="4.82cm" svg:x="7.895cm" svg:y="7.387cm"><text:p text:style-name="P4"><text:span text:style-name="T5">inc/classes/Templator.php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5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3.368cm" svg:x="8.153cm" svg:y="8.386cm"><draw:text-box><text:p text:style-name="P4"><text:span text:style-name="T6">class </text:span><text:span text:style-name="T8">Templator</text:span></text:p><text:p text:style-name="P4"><text:span text:style-name="T6">{</text:span></text:p><text:p text:style-name="P4"><text:span text:style-name="T6"><text:s text:c="6"/></text:span><text:span text:style-name="T6">public</text:span><text:span text:style-name="T10"> $path</text:span><text:span text:style-name="T6">;</text:span></text:p><text:p text:style-name="P4"><text:span text:style-name="T6"/></text:p><text:p text:style-name="P4"><text:span text:style-name="T6"><text:s text:c="6"/></text:span><text:span text:style-name="T6">public function </text:span><text:span text:style-name="T7">__construct(</text:span><text:span text:style-name="T9">$path_directory</text:span><text:span text:style-name="T7">)</text:span></text:p><text:p text:style-name="P4"><text:span text:style-name="T6"><text:s text:c="6"/></text:span><text:span text:style-name="T6">{</text:span></text:p><text:p text:style-name="P4"><text:span text:style-name="T6"><text:s text:c="12"/></text:span><text:span text:style-name="T10">$this</text:span><text:span text:style-name="T6">-&gt;path = $path_directory;</text:span></text:p><text:p text:style-name="P4"><text:span text:style-name="T6"><text:s text:c="6"/></text:span><text:span text:style-name="T6">}</text:span></text:p><text:p text:style-name="P4"><text:span text:style-name="T6">}</text:span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9" svg:width="7.838cm" svg:height="2.029cm" svg:x="8.348cm" svg:y="1.083cm"><draw:text-box><text:p text:style-name="P4"><text:span text:style-name="T11">Inclusion des fichier nécessaires à l’exécution de index.php</text:span></text:p></draw:text-box></draw:frame><draw:line text:anchor-type="paragraph" draw:z-index="6" draw:name="Forme4" draw:style-name="gr7" draw:text-style-name="P10" svg:x1="8.349cm" svg:y1="2.249cm" svg:x2="6.479cm" svg:y2="2.249cm"><text:p/></draw:line><draw:line text:anchor-type="paragraph" draw:z-index="7" draw:name="Forme4" draw:style-name="gr8" draw:text-style-name="P10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1" svg:width="8.291cm" svg:height="3.449cm" svg:x="8.424cm" svg:y="3.533cm"><draw:text-box><text:p text:style-name="P4"><text:span text:style-name="T12">Quand on instancie un nouvel objet d’une classe, on utilise le mot-clé </text:span><text:span text:style-name="T13">new</text:span><text:span text:style-name="T12">, autoatiquement PHP créra un constructeur qui prendra la forme d’une méthode magique </text:span><text:span text:style-name="T13">__construct()</text:span><text:span text:style-name="T12">.</text:span></text:p><text:p text:style-name="P4"><text:span text:style-name="T12"/></text:p><text:p text:style-name="P4"><text:span text:style-name="T14">On utilise la classe </text:span><text:span text:style-name="T15">Templator</text:span><text:span text:style-name="T14"> pour créer un nouvel objet,</text:span></text:p><text:p text:style-name="P4"><text:span text:style-name="T14"/></text:p><text:p text:style-name="P4"><text:span text:style-name="T16">On passe en argument de l’appel de la classe un paramètre dont la valeur sera récupérée par le paramètre dans la méthode </text:span><text:span text:style-name="T17">__construct()</text:span><text:span text:style-name="T16">.</text:span></text:p><text:p text:style-name="P4"><text:span text:style-name="T16">Ici on récupére un chemin.</text:span></text:p></draw:text-box></draw:frame><draw:frame text:anchor-type="paragraph" draw:z-index="10" draw:name="Forme2" draw:style-name="gr11" draw:text-style-name="P13" svg:width="8.095cm" svg:height="2.528cm" svg:x="-0.723cm" svg:y="9.14cm"><draw:text-box><text:p text:style-name="P12"><text:span text:style-name="T18">On créer une variable </text:span><text:span text:style-name="T19">$path</text:span><text:span text:style-name="T18"> public à laquelle on aura accès dans toute la classe.</text:span></text:p><text:p text:style-name="P12"><text:span text:style-name="T18"/></text:p><text:p text:style-name="P12"><text:span text:style-name="T18">Dans la méthod on stocke la valeur reçu du paramètre du constructeur dans la variable </text:span><text:span text:style-name="T19">$path</text:span><text:span text:style-name="T18"> de l’objet courant. </text:span><text:span text:style-name="T19">$this</text:span><text:span text:style-name="T18"> faisant référence à cet objet courant.</text:span></text:p></draw:text-box></draw:frame><draw:line text:anchor-type="paragraph" draw:z-index="11" draw:name="Forme5" draw:style-name="gr12" draw:text-style-name="P14" svg:x1="7.205cm" svg:y1="9.599cm" svg:x2="8.777cm" svg:y2="9.373cm"><text:p/></draw:line><draw:line text:anchor-type="paragraph" draw:z-index="12" draw:name="Forme5" draw:style-name="gr12" draw:text-style-name="P14" svg:x1="7.205cm" svg:y1="11.081cm" svg:x2="9.156cm" svg:y2="10.80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2T08:45:54.912768822</dc:date>
    <meta:editing-duration>PT1H16M1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